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5000000322779B08B7.png" manifest:media-type="image/png"/>
  <manifest:file-entry manifest:full-path="Pictures/1000000100000442000003883B33EBB9.png" manifest:media-type="image/png"/>
  <manifest:file-entry manifest:full-path="Pictures/1000000100000581000003B248670F20.png" manifest:media-type="image/png"/>
  <manifest:file-entry manifest:full-path="Pictures/1000000100000576000003B3E08D67E9.png" manifest:media-type="image/png"/>
  <manifest:file-entry manifest:full-path="Pictures/1000000100000597000003B0018ABD21.png" manifest:media-type="image/png"/>
  <manifest:file-entry manifest:full-path="Pictures/100000010000042E0000035F3A3CF40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1ec2" officeooo:paragraph-rsid="00071ec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3" draw:name="Изображение1" text:anchor-type="char" svg:width="17cm" svg:height="8.437cm" draw:z-index="0"><draw:image xlink:href="Pictures/100000010000065000000322779B08B7.png" xlink:type="simple" xlink:show="embed" xlink:actuate="onLoad" draw:mime-type="image/png"/></draw:frame>.</text:p>
      <text:p text:style-name="P1"><draw:frame draw:style-name="fr3" draw:name="Изображение2" text:anchor-type="char" svg:width="17cm" svg:height="11.414cm" draw:z-index="1"><draw:image xlink:href="Pictures/1000000100000581000003B248670F2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Изображение3" text:anchor-type="char" svg:width="17cm" svg:height="11.516cm" draw:z-index="2"><draw:image xlink:href="Pictures/1000000100000576000003B3E08D67E9.png" xlink:type="simple" xlink:show="embed" xlink:actuate="onLoad" draw:mime-type="image/png"/></draw:frame><text:soft-page-break/>/</text:p>
      <text:p text:style-name="P1"><draw:frame draw:style-name="fr3" draw:name="Изображение4" text:anchor-type="char" svg:width="17cm" svg:height="11.213cm" draw:z-index="3"><draw:image xlink:href="Pictures/1000000100000597000003B0018ABD21.png" xlink:type="simple" xlink:show="embed" xlink:actuate="onLoad" draw:mime-type="image/png"/></draw:frame>/</text:p>
      <text:p text:style-name="P1"/>
      <text:p text:style-name="P1"/>
      <text:p text:style-name="P1"/>
      <text:p text:style-name="P1"/>
      <text:p text:style-name="P1"><draw:frame draw:style-name="fr2" draw:name="Изображение5" text:anchor-type="char" svg:width="14.792cm" svg:height="12.268cm" draw:z-index="4"><draw:image xlink:href="Pictures/1000000100000442000003883B33EBB9.png" xlink:type="simple" xlink:show="embed" xlink:actuate="onLoad" draw:mime-type="image/png"/></draw:frame><text:soft-page-break/></text:p>
      <text:p text:style-name="P1"><draw:frame draw:style-name="fr1" draw:name="Изображение6" text:anchor-type="char" svg:x="1.325cm" svg:y="0.651cm" svg:width="14.085cm" svg:height="11.359cm" draw:z-index="5"><draw:image xlink:href="Pictures/100000010000042E0000035F3A3CF40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3-05T10:40:30.506000000</meta:creation-date>
    <dc:date>2026-03-05T11:13:13.857000000</dc:date>
    <meta:editing-duration>PT32M44S</meta:editing-duration>
    <meta:editing-cycles>1</meta:editing-cycles>
    <meta:document-statistic meta:table-count="0" meta:image-count="6" meta:object-count="0" meta:page-count="3" meta:paragraph-count="3" meta:word-count="3" meta:character-count="3" meta:non-whitespace-character-count="3"/>
    <meta:generator>PPT_Plus/1.0.0.0$Windows_X86_64 LibreOffice_project/</meta:generator>
  </office:meta>
</office:document-meta>
</file>